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5000002F09A83EA7BDF5158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155cm" svg:height="27.25cm" svg:x="1.7cm" svg:y="1.25cm">
          <draw:image xlink:href="Pictures/10000201000001F5000002F09A83EA7BDF51583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28T16:41:05.175940851</dc:date>
    <meta:editing-duration>PT2M33S</meta:editing-duration>
    <meta:editing-cycles>1</meta:editing-cycles>
    <meta:document-statistic meta:object-count="1"/>
    <meta:generator>LibreOffice/5.1.6.2$Linux_X86_64 LibreOffice_project/10m0$Build-2</meta:generator>
  </office:meta>
</office:document-meta>
</file>